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fo:font-weight="normal" officeooo:paragraph-rsid="00115d6f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Arial" fo:font-size="12pt" fo:font-weight="normal" officeooo:rsid="00115d6f" officeooo:paragraph-rsid="00115d6f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Arial" fo:font-size="16pt" fo:font-weight="bold" officeooo:rsid="00116f0a" officeooo:paragraph-rsid="00116f0a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6pt" fo:font-weight="bold" officeooo:rsid="00116f0a" officeooo:paragraph-rsid="00115d6f" style:font-size-asian="16pt" style:font-weight-asian="bold" style:font-size-complex="16pt" style:font-weight-complex="bold"/>
    </style:style>
    <style:style style:name="T1" style:family="text">
      <style:text-properties officeooo:rsid="00115d6f"/>
    </style:style>
    <style:style style:name="T2" style:family="text">
      <style:text-properties fo:font-variant="normal" fo:text-transform="none" fo:color="#222222" fo:letter-spacing="normal" fo:font-style="normal"/>
    </style:style>
    <style:style style:name="T3" style:family="text">
      <style:text-properties fo:color="#000000" style:text-underline-style="none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6" style:family="text">
      <style:text-properties fo:font-size="11pt" fo:font-weight="normal" officeooo:rsid="00124a22" style:font-size-asian="9.60000038146973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ma apresentado:<text:tab/></text:span><text:span text:style-name="T2">Fila estática e fila dinâmica</text:span></text:p>
      <text:p text:style-name="P2">Grupo: <text:span text:style-name="T2">Álvaro Vilela, Ana Carolina, Raphael Pereira</text:span> </text:p>
      <text:p text:style-name="P2"><text:a xlink:type="simple" xlink:href="data:05/03/2017" text:style-name="Internet_20_link" text:visited-style-name="Visited_20_Internet_20_Link"><text:span text:style-name="T3">Data: 05/03/2017</text:span></text:a></text:p>
      <text:p text:style-name="P2"/>
      <text:p text:style-name="P2"/>
      <text:p text:style-name="P4"/>
      <text:p text:style-name="P3"/>
      <text:p text:style-name="P3"><text:span text:style-name="T4">O grupo</text:span> <text:span text:style-name="T5">iniciou falando sobre fila estática, introduziu o conceito teórico </text:span><text:span text:style-name="T6">sobre o tema. Em seguida mostrou exemplos com vetores estáticos na linguagem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4:36:01.019000000</meta:creation-date>
    <dc:date>2018-03-07T04:45:10.876000000</dc:date>
    <meta:editing-duration>PT9M9S</meta:editing-duration>
    <meta:editing-cycles>3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4" meta:word-count="40" meta:character-count="268" meta:non-whitespace-character-count="231"/>
  </office:meta>
</office:document-meta>
</file>